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126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1.711in"/>
    </style:style>
    <style:style style:name="co5" style:family="table-column">
      <style:table-column-properties fo:break-before="auto" style:column-width="1.4634in"/>
    </style:style>
    <style:style style:name="co6" style:family="table-column">
      <style:table-column-properties fo:break-before="auto" style:column-width="0.6346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1.7898in"/>
    </style:style>
    <style:style style:name="co9" style:family="table-column">
      <style:table-column-properties fo:break-before="auto" style:column-width="1.531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/>
          <table:table-cell table:formula="of:=SUM([.B3:.B50])" office:value-type="float" office:value="38.55">
            <text:p>38.55</text:p>
          </table:table-cell>
          <table:table-cell/>
          <table:table-cell table:formula="of:=SUM([.D3:.D50])" office:value-type="float" office:value="50.675">
            <text:p>50.675</text:p>
          </table:table-cell>
          <table:table-cell table:number-columns-repeated="7"/>
          <table:table-cell table:formula="of:=SUM([.L3:.L501])" office:value-type="float" office:value="1794">
            <text:p>1794</text:p>
          </table:table-cell>
        </table:table-row>
        <table:table-row table:style-name="ro1">
          <table:table-cell office:value-type="string">
            <text:p>Crop</text:p>
          </table:table-cell>
          <table:table-cell office:value-type="string">
            <text:p>Eating lb/wk</text:p>
          </table:table-cell>
          <table:table-cell office:value-type="string">
            <text:p>Fresh Eating Weeks</text:p>
          </table:table-cell>
          <table:table-cell office:value-type="string">
            <text:p>Storage Pounds Per Week</text:p>
          </table:table-cell>
          <table:table-cell office:value-type="string">
            <text:p>Storage Eating Weeks</text:p>
          </table:table-cell>
          <table:table-cell office:value-type="string">
            <text:p>Variety</text:p>
          </table:table-cell>
          <table:table-cell office:value-type="string">
            <text:p>Harvest wks</text:p>
          </table:table-cell>
          <table:table-cell office:value-type="string">
            <text:p>Row Feet Per Ounce Seed</text:p>
          </table:table-cell>
          <table:table-cell office:value-type="string">
            <text:p>Yield Pounds Per Foot</text:p>
          </table:table-cell>
          <table:table-cell office:value-type="string">
            <text:p>Rows / Bed</text:p>
          </table:table-cell>
          <table:table-cell office:value-type="string">
            <text:p>Spacing (inches)</text:p>
          </table:table-cell>
          <table:table-cell office:value-type="string">
            <text:p>Bed Feet</text:p>
          </table:table-cell>
        </table:table-row>
        <table:table-row table:style-name="ro1">
          <table:table-cell office:value-type="string">
            <text:p>Carrots</text:p>
          </table:table-cell>
          <table:table-cell table:style-name="ce1"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formula="of:=QUOTIENT(SUM(PRODUCT([.B3]; [.C3]); PRODUCT([.D3]; [.E3])); [.I3])" office:value-type="float" office:value="104">
            <text:p>104</text:p>
          </table:table-cell>
        </table:table-row>
        <table:table-row table:style-name="ro1">
          <table:table-cell office:value-type="string">
            <text:p>Beet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4]; [.C4]); PRODUCT([.D4]; [.E4])); [.I4])" office:value-type="float" office:value="156">
            <text:p>156</text:p>
          </table:table-cell>
        </table:table-row>
        <table:table-row table:style-name="ro1">
          <table:table-cell office:value-type="string">
            <text:p>Parsnip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0.65">
            <text:p>0.65</text:p>
          </table:table-cell>
          <table:table-cell office:value-type="float" office:value="3">
            <text:p>3</text:p>
          </table:table-cell>
          <table:table-cell/>
          <table:table-cell table:formula="of:=QUOTIENT(SUM(PRODUCT([.B5]; [.C5]); PRODUCT([.D5]; [.E5])); [.I5])" office:value-type="float" office:value="49">
            <text:p>49</text:p>
          </table:table-cell>
        </table:table-row>
        <table:table-row table:style-name="ro1">
          <table:table-cell office:value-type="string">
            <text:p>Eating Cucumbers</text:p>
          </table:table-cell>
          <table:table-cell office:value-type="float" office:value="0.5">
            <text:p>0.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.27">
            <text:p>1.2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6]; [.C6]); PRODUCT([.D6]; [.E6])); [.I6])" office:value-type="float" office:value="3">
            <text:p>3</text:p>
          </table:table-cell>
        </table:table-row>
        <table:table-row table:style-name="ro1">
          <table:table-cell office:value-type="string">
            <text:p>Pickling Cucumbers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7]; [.C7]); PRODUCT([.D7]; [.E7])); [.I7])" office:value-type="float" office:value="80">
            <text:p>80</text:p>
          </table:table-cell>
        </table:table-row>
        <table:table-row table:style-name="ro1">
          <table:table-cell office:value-type="string">
            <text:p>Sweet Potatoes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8]; [.C8]); PRODUCT([.D8]; [.E8])); [.I8])" office:value-type="float" office:value="84">
            <text:p>84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float" office:value="1.5">
            <text:p>1.5</text:p>
          </table:table-cell>
          <table:table-cell office:value-type="float" office:value="9">
            <text:p>9</text:p>
          </table:table-cell>
          <table:table-cell office:value-type="float" office:value="1.5">
            <text:p>1.5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9]; [.C9]); PRODUCT([.D9]; [.E9])); [.I9])" office:value-type="float" office:value="52">
            <text:p>52</text:p>
          </table:table-cell>
        </table:table-row>
        <table:table-row table:style-name="ro1">
          <table:table-cell office:value-type="string">
            <text:p>Pea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3"/>
          <table:table-cell office:value-type="float" office:value="0.36">
            <text:p>0.36</text:p>
          </table:table-cell>
          <table:table-cell office:value-type="float" office:value="2">
            <text:p>2</text:p>
          </table:table-cell>
          <table:table-cell/>
          <table:table-cell table:formula="of:=QUOTIENT(SUM(PRODUCT([.B10]; [.C10]); PRODUCT([.D10]; [.E10])); [.I10])" office:value-type="float" office:value="11">
            <text:p>11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float" office:value="1.5">
            <text:p>1.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34">
            <text:p>0.3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1]; [.C11]); PRODUCT([.D11]; [.E11])); [.I11])" office:value-type="float" office:value="58">
            <text:p>58</text:p>
          </table:table-cell>
        </table:table-row>
        <table:table-row table:style-name="ro1">
          <table:table-cell office:value-type="string">
            <text:p>Cauliflower</text:p>
          </table:table-cell>
          <table:table-cell office:value-type="float" office:value="1.5">
            <text:p>1.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34">
            <text:p>0.3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2]; [.C12]); PRODUCT([.D12]; [.E12])); [.I12])" office:value-type="float" office:value="77">
            <text:p>77</text:p>
          </table:table-cell>
        </table:table-row>
        <table:table-row table:style-name="ro1">
          <table:table-cell office:value-type="string">
            <text:p>Kale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3]; [.C13]); PRODUCT([.D13]; [.E13])); [.I13])" office:value-type="float" office:value="28">
            <text:p>28</text:p>
          </table:table-cell>
        </table:table-row>
        <table:table-row table:style-name="ro1">
          <table:table-cell office:value-type="string">
            <text:p>Cabbage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4]; [.C14]); PRODUCT([.D14]; [.E14])); [.I14])" office:value-type="float" office:value="62">
            <text:p>62</text:p>
          </table:table-cell>
        </table:table-row>
        <table:table-row table:style-name="ro1">
          <table:table-cell office:value-type="string">
            <text:p>Brussels Sprout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5]; [.C15]); PRODUCT([.D15]; [.E15])); [.I15])" office:value-type="float" office:value="28">
            <text:p>28</text:p>
          </table:table-cell>
        </table:table-row>
        <table:table-row table:style-name="ro1">
          <table:table-cell office:value-type="string">
            <text:p>Salad Turnips</text:p>
          </table:table-cell>
          <table:table-cell office:value-type="float" office:value="0.75">
            <text:p>0.7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/>
          <table:table-cell table:formula="of:=QUOTIENT(SUM(PRODUCT([.B16]; [.C16]); PRODUCT([.D16]; [.E16])); [.I16])" office:value-type="float" office:value="16">
            <text:p>16</text:p>
          </table:table-cell>
        </table:table-row>
        <table:table-row table:style-name="ro1">
          <table:table-cell office:value-type="string">
            <text:p>Storage Turnips</text:p>
          </table:table-cell>
          <table:table-cell table:number-columns-repeated="2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QUOTIENT(SUM(PRODUCT([.B17]; [.C17]); PRODUCT([.D17]; [.E17])); [.I17])" office:value-type="float" office:value="9">
            <text:p>9</text:p>
          </table:table-cell>
        </table:table-row>
        <table:table-row table:style-name="ro1">
          <table:table-cell office:value-type="string">
            <text:p>Radish</text:p>
          </table:table-cell>
          <table:table-cell table:style-name="ce1" office:value-type="float" office:value="0.3">
            <text:p>0.3</text:p>
          </table:table-cell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/>
          <table:table-cell table:formula="of:=QUOTIENT(SUM(PRODUCT([.B18]; [.C18]); PRODUCT([.D18]; [.E18])); [.I18])" office:value-type="float" office:value="16">
            <text:p>16</text:p>
          </table:table-cell>
        </table:table-row>
        <table:table-row table:style-name="ro1">
          <table:table-cell office:value-type="string">
            <text:p>Kohlrabi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9]; [.C19]); PRODUCT([.D19]; [.E19])); [.I19])" office:value-type="float" office:value="48">
            <text:p>48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20]; [.C20]); PRODUCT([.D20]; [.E20])); [.I20])" office:value-type="float" office:value="92">
            <text:p>92</text:p>
          </table:table-cell>
        </table:table-row>
        <table:table-row table:style-name="ro1">
          <table:table-cell office:value-type="string">
            <text:p>Sweet Pepper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21]; [.C21]); PRODUCT([.D21]; [.E21])); [.I21])" office:value-type="float" office:value="10">
            <text:p>10</text:p>
          </table:table-cell>
        </table:table-row>
        <table:table-row table:style-name="ro1">
          <table:table-cell office:value-type="string">
            <text:p>Eggplant</text:p>
          </table:table-cell>
          <table:table-cell office:value-type="float" office:value="0.125">
            <text:p>0.125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22]; [.C22]); PRODUCT([.D22]; [.E22])); [.I22])" office:value-type="float" office:value="13">
            <text:p>13</text:p>
          </table:table-cell>
        </table:table-row>
        <table:table-row table:style-name="ro1">
          <table:table-cell office:value-type="string">
            <text:p>Spinach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29">
            <text:p>0.2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23]; [.C23]); PRODUCT([.D23]; [.E23])); [.I23])" office:value-type="float" office:value="75">
            <text:p>75</text:p>
          </table:table-cell>
        </table:table-row>
        <table:table-row table:style-name="ro1">
          <table:table-cell office:value-type="string">
            <text:p>Fresh Bean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75">
            <text:p>0.75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QUOTIENT(SUM(PRODUCT([.B24]; [.C24]); PRODUCT([.D24]; [.E24])); [.I24])" office:value-type="float" office:value="54">
            <text:p>54</text:p>
          </table:table-cell>
        </table:table-row>
        <table:table-row table:style-name="ro1">
          <table:table-cell office:value-type="string">
            <text:p>Dry Beans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float" office:value="0.17">
            <text:p>0.17</text:p>
          </table:table-cell>
          <table:table-cell office:value-type="float" office:value="2">
            <text:p>2</text:p>
          </table:table-cell>
          <table:table-cell/>
          <table:table-cell table:formula="of:=QUOTIENT(SUM(PRODUCT([.B25]; [.C25]); PRODUCT([.D25]; [.E25])); [.I25])" office:value-type="float" office:value="198">
            <text:p>198</text:p>
          </table:table-cell>
        </table:table-row>
        <table:table-row table:style-name="ro1">
          <table:table-cell office:value-type="string">
            <text:p>Fennel</text:p>
          </table:table-cell>
          <table:table-cell office:value-type="float" office:value="0.25">
            <text:p>0.25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3"/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26]; [.C26]); PRODUCT([.D26]; [.E26])); [.I26])" office:value-type="float" office:value="10">
            <text:p>10</text:p>
          </table:table-cell>
        </table:table-row>
        <table:table-row table:style-name="ro1">
          <table:table-cell office:value-type="string">
            <text:p>Leek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27]; [.C27]); PRODUCT([.D27]; [.E27])); [.I27])" office:value-type="float" office:value="21">
            <text:p>21</text:p>
          </table:table-cell>
        </table:table-row>
        <table:table-row table:style-name="ro1">
          <table:table-cell office:value-type="string">
            <text:p>Shallo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28]; [.C28]); PRODUCT([.D28]; [.E28])); [.I28])" office:value-type="float" office:value="20">
            <text:p>20</text:p>
          </table:table-cell>
        </table:table-row>
        <table:table-row table:style-name="ro1">
          <table:table-cell office:value-type="string">
            <text:p>Lettuce</text:p>
          </table:table-cell>
          <table:table-cell office:value-type="float" office:value="0.125">
            <text:p>0.125</text:p>
          </table:table-cell>
          <table:table-cell office:value-type="float" office:value="18">
            <text:p>18</text:p>
          </table:table-cell>
          <table:table-cell table:number-columns-repeated="2"/>
          <table:table-cell table:number-columns-repeated="3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QUOTIENT(SUM(PRODUCT([.B29]; [.C29]); PRODUCT([.D29]; [.E29])); [.I29])" office:value-type="float" office:value="4">
            <text:p>4</text:p>
          </table:table-cell>
        </table:table-row>
        <table:table-row table:style-name="ro1">
          <table:table-cell office:value-type="string">
            <text:p>Chard (IT IS A BEET)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30]; [.C30]); PRODUCT([.D30]; [.E30])); [.I30])" office:value-type="float" office:value="37">
            <text:p>37</text:p>
          </table:table-cell>
        </table:table-row>
        <table:table-row table:style-name="ro1">
          <table:table-cell office:value-type="string">
            <text:p>Salsify (MYSTERY FRUIT)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3">
            <text:p>3</text:p>
          </table:table-cell>
          <table:table-cell/>
          <table:table-cell table:formula="of:=QUOTIENT(SUM(PRODUCT([.B31]; [.C31]); PRODUCT([.D31]; [.E31])); [.I31])" office:value-type="float" office:value="6">
            <text:p>6</text:p>
          </table:table-cell>
        </table:table-row>
        <table:table-row table:style-name="ro1">
          <table:table-cell office:value-type="string">
            <text:p>Dill</text:p>
          </table:table-cell>
          <table:table-cell table:number-columns-repeated="8"/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asil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33]; [.C33]); PRODUCT([.D33]; [.E33])); [.I33])" office:value-type="float" office:value="20">
            <text:p>20</text:p>
          </table:table-cell>
        </table:table-row>
        <table:table-row table:style-name="ro1">
          <table:table-cell office:value-type="string">
            <text:p>Winter Squash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3"/>
          <table:table-cell table:style-name="ce1" office:value-type="float" office:value="1.07">
            <text:p>1.0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">
            <text:p>18</text:p>
          </table:table-cell>
          <table:table-cell table:formula="of:=QUOTIENT(SUM(PRODUCT([.B34]; [.C34]); PRODUCT([.D34]; [.E34])); [.I34])" office:value-type="float" office:value="121">
            <text:p>121</text:p>
          </table:table-cell>
        </table:table-row>
        <table:table-row table:style-name="ro1">
          <table:table-cell office:value-type="string">
            <text:p>Melo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35]; [.C35]); PRODUCT([.D35]; [.E35])); [.I35])" office:value-type="float" office:value="10">
            <text:p>10</text:p>
          </table:table-cell>
        </table:table-row>
        <table:table-row table:style-name="ro1">
          <table:table-cell office:value-type="string">
            <text:p>Garlic</text:p>
          </table:table-cell>
          <table:table-cell table:number-columns-repeated="7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eleri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37]; [.C37]); PRODUCT([.D37]; [.E37])); [.I37])" office:value-type="float" office:value="48">
            <text:p>48</text:p>
          </table:table-cell>
        </table:table-row>
        <table:table-row table:style-name="ro1">
          <table:table-cell office:value-type="string">
            <text:p>Cut flowers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Cilantro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9">12/29/2011</text:date>, <text:time>19:0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9T19:01:47</dc:date>
    <dc:creator>Jean-Paul Calderone</dc:creator>
    <meta:generator>LibreOffice/3.4$Unix LibreOffice_project/340m1$Build-402</meta:generator>
    <meta:editing-duration>P10DT21H24M17S</meta:editing-duration>
    <meta:editing-cycles>26</meta:editing-cycles>
    <meta:document-statistic meta:table-count="1" meta:cell-count="328" meta:object-count="0"/>
  </office:meta>
</office:document-meta>
</file>